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xMono NFM" svg:font-family="'BlexMono NFM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erial Icons" svg:font-family="'Material Icons'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cd03" officeooo:paragraph-rsid="0005cd03"/>
    </style:style>
    <style:style style:name="P2" style:family="paragraph" style:parent-style-name="Standard">
      <style:paragraph-properties fo:text-align="justify" style:justify-single-word="false"/>
      <style:text-properties officeooo:rsid="0005cd03" officeooo:paragraph-rsid="0005cd03"/>
    </style:style>
    <style:style style:name="P3" style:family="paragraph" style:parent-style-name="Standard">
      <style:paragraph-properties fo:text-align="center" style:justify-single-word="false"/>
      <style:text-properties style:font-name="BlexMono NFM" fo:font-weight="bold" officeooo:rsid="0005cd03" officeooo:paragraph-rsid="0005cd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ldfjlkf</text:p>
      <text:p text:style-name="P1">adsöflaslkdfjaölsfdjlasfjsdfasdfasdfasfsfsdfafjksdfljasldöfjlasdfjlasjdflasjdflkajsdlfkjasldfjlasdkfjlöa</text:p>
      <text:p text:style-name="P1"/>
      <text:p text:style-name="P2">jhsdhflasjdflkhasdfh asghdfghsdfgodfghsodghdf <text:s/>dsfg dsg fg sdfgsdflgh djfglsdfjgljsdlägjsd <text:s/>klsfdgjldjglsjlgsldfkjglkfghjsflkjgfkljfslkjgfkljsfk slkjgjklsjgf slkdfgjl jklsdfjgld fgjlsdfgöalp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xMono NFM" svg:font-family="'BlexMono NFM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erial Icons" svg:font-family="'Material Icons'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29:05.210712168</meta:creation-date>
    <dc:date>2023-10-23T16:30:34.650897658</dc:date>
    <meta:editing-duration>PT1M30S</meta:editing-duration>
    <meta:editing-cycles>1</meta:editing-cycles>
    <meta:document-statistic meta:table-count="0" meta:image-count="0" meta:object-count="0" meta:page-count="1" meta:paragraph-count="3" meta:word-count="14" meta:character-count="304" meta:non-whitespace-character-count="291"/>
    <meta:generator>LibreOffice/7.6.2.1$Linux_X86_64 LibreOffice_project/60$Build-1</meta:generator>
  </office:meta>
</office:document-meta>
</file>